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5E0000005E8E3A7342FBDEFB9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4.741cm" fo:min-width="23.3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1.75cm" fo:min-width="5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11.75cm" fo:min-width="5.3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11.75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5.801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5.786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0.35cm" fo:min-width="4.75cm"/>
    </style:style>
    <style:style style:name="gr11" style:family="graphic" style:parent-style-name="standard">
      <style:graphic-properties draw:textarea-vertical-align="middle" draw:auto-grow-height="false" fo:min-height="14.959cm" fo:min-width="24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13" style:family="graphic" style:parent-style-name="standard">
      <style:graphic-properties draw:textarea-horizontal-align="justify" draw:textarea-vertical-align="middle" draw:auto-grow-height="false" fo:min-height="1.642cm" fo:min-width="13.457cm"/>
    </style:style>
    <style:style style:name="gr14" style:family="graphic" style:parent-style-name="standard">
      <style:graphic-properties draw:fill-color="#99ff99" draw:textarea-horizontal-align="justify" draw:textarea-vertical-align="middle" draw:auto-grow-height="false" fo:min-height="2.419cm" fo:min-width="20.597cm"/>
    </style:style>
    <style:style style:name="gr15" style:family="graphic" style:parent-style-name="standard">
      <style:graphic-properties draw:fill-color="#9999ff" draw:textarea-horizontal-align="justify" draw:textarea-vertical-align="middle" draw:auto-grow-height="false" fo:min-height="2.419cm" fo:min-width="20.597cm"/>
    </style:style>
    <style:style style:name="gr16" style:family="graphic" style:parent-style-name="standard">
      <style:graphic-properties draw:fill-color="#ff6666" draw:textarea-horizontal-align="justify" draw:textarea-vertical-align="middle" draw:auto-grow-height="false" fo:min-height="2.631cm" fo:min-width="0.136cm"/>
    </style:style>
    <style:style style:name="gr17" style:family="graphic" style:parent-style-name="standard">
      <style:graphic-properties draw:fill-color="#ff6666" draw:textarea-horizontal-align="justify" draw:textarea-vertical-align="middle" draw:auto-grow-height="false" fo:min-height="2.597cm" fo:min-width="0.129cm"/>
    </style:style>
    <style:style style:name="gr18" style:family="graphic" style:parent-style-name="standard">
      <style:graphic-properties draw:fill-color="#ff6666" draw:textarea-horizontal-align="justify" draw:textarea-vertical-align="middle" draw:auto-grow-height="false" fo:min-height="2.551cm" fo:min-width="0.03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fill-color="#ff6666" draw:textarea-horizontal-align="justify" draw:textarea-vertical-align="middle" draw:auto-grow-height="false" fo:min-height="2.609cm" fo:min-width="0.104cm"/>
    </style:style>
    <style:style style:name="gr21" style:family="graphic" style:parent-style-name="standard">
      <style:graphic-properties draw:textarea-horizontal-align="justify" draw:textarea-vertical-align="middle" draw:auto-grow-height="false" fo:min-height="1.909cm" fo:min-width="1.65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085cm"/>
    </style:style>
    <style:style style:name="gr2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</style:style>
    <style:style style:name="gr28" style:family="graphic" style:parent-style-name="Object_20_with_20_no_20_fill_20_and_20_no_20_line">
      <style:graphic-properties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fo:min-height="15.8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1" style:family="graphic" style:parent-style-name="standard">
      <style:graphic-properties draw:textarea-horizontal-align="justify" draw:textarea-vertical-align="middle" draw:auto-grow-height="false" fo:min-height="1.909cm" fo:min-width="3.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703cm"/>
    </style:style>
    <style:style style:name="gr33" style:family="graphic" style:parent-style-name="standard">
      <style:graphic-properties draw:fill-color="#ff6666" draw:textarea-horizontal-align="justify" draw:textarea-vertical-align="middle" draw:auto-grow-height="false" fo:min-height="1.979cm" fo:min-width="1.068cm"/>
    </style:style>
    <style:style style:name="gr34" style:family="graphic" style:parent-style-name="standard">
      <style:graphic-properties draw:fill-color="#ff6666" draw:opacity="19%" draw:textarea-horizontal-align="justify" draw:textarea-vertical-align="middle" draw:auto-grow-height="false" fo:min-height="1.979cm" fo:min-width="0.9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4.463cm"/>
    </style:style>
    <style:style style:name="gr37" style:family="graphic" style:parent-style-name="standard">
      <style:graphic-properties draw:opacity="80%" draw:textarea-horizontal-align="justify" draw:textarea-vertical-align="middle" draw:auto-grow-height="false" fo:min-height="4.101cm" fo:min-width="1.104cm"/>
    </style:style>
    <style:style style:name="gr38" style:family="graphic" style:parent-style-name="standard">
      <style:graphic-properties draw:fill-color="#99ff99" draw:opacity="59%" draw:textarea-horizontal-align="justify" draw:textarea-vertical-align="middle" draw:auto-grow-height="false" fo:min-height="3.526cm" fo:min-width="0.965cm"/>
    </style:style>
    <style:style style:name="gr39" style:family="graphic" style:parent-style-name="standard">
      <style:graphic-properties draw:fill-color="#ff6666" draw:opacity="70%" draw:textarea-horizontal-align="justify" draw:textarea-vertical-align="middle" draw:auto-grow-height="false" fo:min-height="3.747cm" fo:min-width="1.051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66ff66"/>
      <style:paragraph-properties fo:text-align="center"/>
    </style:style>
    <style:style style:name="P9" style:family="paragraph">
      <loext:graphic-properties draw:fill-color="#9999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6666"/>
      <style:paragraph-properties fo:text-align="center"/>
    </style:style>
    <style:style style:name="P12" style:family="paragraph">
      <loext:graphic-properties draw:fill-color="#99ff99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style:text-line-through-style="none" style:text-line-through-type="none" fo:font-style="italic" fo:text-shadow="1pt 1pt" fo:font-weight="normal" style:font-style-asian="italic" style:font-weight-asian="normal" style:font-style-complex="italic" style:font-weight-complex="normal"/>
    </style:style>
    <style:style style:name="P17" style:family="paragraph">
      <loext:graphic-properties draw:fill-color="#ff6666" draw:opacity="19%"/>
      <style:paragraph-properties fo:text-align="center"/>
      <style:text-properties style:text-position="0% 100%"/>
    </style:style>
    <style:style style:name="P18" style:family="paragraph">
      <loext:graphic-properties draw:opacity="80%"/>
      <style:paragraph-properties fo:text-align="center"/>
    </style:style>
    <style:style style:name="P19" style:family="paragraph">
      <loext:graphic-properties draw:fill-color="#99ff99" draw:opacity="59%"/>
      <style:paragraph-properties fo:text-align="center"/>
    </style:style>
    <style:style style:name="P20" style:family="paragraph">
      <loext:graphic-properties draw:fill-color="#ff6666" draw:opacity="70%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style:text-line-through-style="none" style:text-line-through-type="none" fo:font-style="italic" fo:text-shadow="1pt 1pt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Modules of the project</text:p>
              </text:list-item>
              <text:list-item>
                <text:p text:style-name="P1">Interaction with player</text:p>
              </text:list-item>
              <text:list-item>
                <text:p text:style-name="P1">Physics engine structure</text:p>
              </text:list-item>
              <text:list-item>
                <text:p text:style-name="P1">Unit structure</text:p>
              </text:list-item>
              <text:list-item>
                <text:p text:style-name="P1">Collision matching</text:p>
              </text:list-item>
              <text:list-item>
                <text:p text:style-name="P1">Collision events</text:p>
              </text:list-item>
              <text:list-item>
                <text:p text:style-name="P1">GUI</text:p>
              </text:list-item>
            </text:list>
          </draw:text-box>
        </draw:frame>
        <draw:custom-shape draw:style-name="gr1" draw:text-style-name="P4" draw:layer="layout" svg:width="23.8cm" svg:height="5cm" draw:transform="rotate (-0.294087978961045) translate (3.832cm -1.944cm)">
          <text:p text:style-name="P3"><text:span text:style-name="T1">Our game project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5" draw:layer="layout" svg:width="25.199cm" svg:height="3.506cm" svg:x="1.4cm" svg:y="0.837cm" presentation:class="title">
          <draw:text-box>
            <text:p><text:span text:style-name="T2">Modules of the project</text:span></text:p>
          </draw:text-box>
        </draw:frame>
        <draw:custom-shape draw:style-name="gr3" draw:text-style-name="P6" draw:layer="layout" svg:width="5.8cm" svg:height="12cm" svg:x="4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cm" svg:height="0.962cm" svg:x="4.4cm" svg:y="8.4cm">
          <draw:text-box>
            <text:p>Physics engine</text:p>
          </draw:text-box>
        </draw:frame>
        <draw:custom-shape draw:style-name="gr5" draw:text-style-name="P8" draw:layer="layout" svg:width="5.8cm" svg:height="12cm" svg:x="11.4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6cm" svg:height="0.962cm" svg:x="13.2cm" svg:y="8.4cm">
          <draw:text-box>
            <text:p>Game</text:p>
          </draw:text-box>
        </draw:frame>
        <draw:custom-shape draw:style-name="gr6" draw:text-style-name="P9" draw:layer="layout" svg:width="5.8cm" svg:height="12cm" svg:x="18.8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6cm" svg:height="0.962cm" svg:x="20.6cm" svg:y="8.438cm">
          <draw:text-box>
            <text:p>GUI</text:p>
          </draw:text-box>
        </draw:frame>
        <draw:custom-shape draw:style-name="gr7" draw:text-style-name="P10" draw:layer="layout" svg:width="5.8cm" svg:height="2.4cm" svg:x="7.6cm" svg:y="13.8cm">
          <text:p text:style-name="P10">Game object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2cm" svg:height="1.4cm" svg:x="6.8cm" svg:y="10.6cm">
          <text:p text:style-name="P10">State before matching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7.183cm" svg:height="1.2cm" draw:transform="rotate (0.000174532925199433) translate (7cm 18cm)">
          <text:p text:style-name="P10">State after matchin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6cm" svg:height="1.2cm" svg:x="15cm" svg:y="12.4cm">
          <text:p text:style-name="P10">Current st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24.699cm" svg:height="15.208cm" draw:transform="rotate (0.046774823953448) translate (1cm 4.809cm)">
          <text:p/>
          <draw:enhanced-geometry svg:viewBox="0 0 21600 21600" draw:text-areas="0 0 21600 21600" draw:type="circular-arrow" draw:modifiers="155.548038142055 9.0528781471887 10357.38838037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7" draw:layer="layout" svg:width="5.54cm" svg:height="0.962cm" svg:x="10.6cm" svg:y="5.4cm">
          <draw:text-box>
            <text:p>Each 1/n second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2">Interaction with player</text:span></text:p>
          </draw:text-box>
        </draw:frame>
        <draw:custom-shape draw:style-name="gr13" draw:text-style-name="P10" draw:layer="layout" svg:width="13.957cm" svg:height="1.892cm" svg:x="7.399cm" svg:y="10.536cm">
          <text:p text:style-name="P10">Keys states (is pressed now or not) shared buffer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1.097cm" svg:height="2.669cm" svg:x="3.823cm" svg:y="4.574cm">
          <text:p text:style-name="P10">Game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1.097cm" svg:height="2.669cm" svg:x="3.887cm" svg:y="15.707cm">
          <text:p text:style-name="P10">GUI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27cm" svg:height="3.291cm" svg:x="9.032cm" svg:y="7.2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1" draw:layer="layout" svg:width="1.257cm" svg:height="3.252cm" svg:x="11.559cm" svg:y="7.2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1" draw:layer="layout" svg:width="1.076cm" svg:height="3.201cm" svg:x="19.49cm" svg:y="7.28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4.678cm" svg:height="2.384cm" svg:x="13.516cm" svg:y="7.645cm">
          <draw:text-box>
            <text:p>Reads state of needed keys in each frame</text:p>
          </draw:text-box>
        </draw:frame>
        <draw:custom-shape draw:style-name="gr20" draw:text-style-name="P11" draw:layer="layout" svg:width="1.206cm" svg:height="3.266cm" svg:x="7.684cm" svg:y="12.44cm">
          <text:p text:style-name="P10">1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1" draw:layer="layout" svg:width="1.206cm" svg:height="3.266cm" svg:x="16.057cm" svg:y="12.428cm">
          <text:p text:style-name="P10">0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4.964cm" svg:height="2.384cm" svg:x="9.291cm" svg:y="12.868cm">
          <draw:text-box>
            <text:p>If key is pushed set key state to 1</text:p>
          </draw:text-box>
        </draw:frame>
        <draw:frame draw:style-name="gr19" draw:text-style-name="P7" draw:layer="layout" svg:width="4.964cm" svg:height="2.384cm" svg:x="17.857cm" svg:y="12.894cm">
          <draw:text-box>
            <text:p>If key is pulled set key state to 0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2">Physics engine structur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ld represents engine functional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2">Unit structure</text:span></text:p>
          </draw:text-box>
        </draw:frame>
        <draw:custom-shape draw:style-name="gr21" draw:text-style-name="P10" draw:layer="layout" svg:width="2.159cm" svg:height="2.159cm" svg:x="4.311cm" svg:y="5.084cm">
          <text:p text:style-name="P10">Unit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5.454cm" svg:y1="6.354cm" svg:x2="5.454cm" svg:y2="9.402cm">
          <text:p/>
        </draw:line>
        <draw:custom-shape draw:style-name="gr23" draw:text-style-name="P14" draw:layer="layout" svg:width="0.254cm" svg:height="0.254cm" svg:x="4.184cm" svg:y="7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254cm" svg:height="0.254cm" svg:x="6.343cm" svg:y="4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585cm" svg:height="0.826cm" svg:x="6.343cm" svg:y="4.322cm">
          <draw:text-box>
            <text:p><text:span text:style-name="T3">(x</text:span><text:span text:style-name="T4">2</text:span><text:span text:style-name="T3">,y</text:span><text:span text:style-name="T4">2</text:span><text:span text:style-name="T3">)</text:span></text:p>
          </draw:text-box>
        </draw:frame>
        <draw:frame draw:style-name="gr24" draw:text-style-name="P15" draw:layer="layout" svg:width="1.585cm" svg:height="0.826cm" svg:x="2.914cm" svg:y="7.306cm">
          <draw:text-box>
            <text:p><text:span text:style-name="T3">(x</text:span><text:span text:style-name="T4">1</text:span><text:span text:style-name="T3">,y</text:span><text:span text:style-name="T4">1</text:span><text:span text:style-name="T3">)</text:span></text:p>
          </draw:text-box>
        </draw:frame>
        <draw:line draw:style-name="gr25" draw:text-style-name="P13" draw:layer="layout" svg:x1="5.454cm" svg:y1="6.354cm" svg:x2="2.787cm" svg:y2="6.354cm">
          <text:p/>
        </draw:line>
        <draw:frame draw:style-name="gr26" draw:text-style-name="P7" draw:layer="layout" svg:width="1.488cm" svg:height="1.114cm" svg:x="2.95cm" svg:y="5.367cm">
          <draw:text-box>
            <text:p><text:span text:style-name="T5">u</text:span><text:span text:style-name="T6">hor</text:span></text:p>
          </draw:text-box>
        </draw:frame>
        <draw:line draw:style-name="gr25" draw:text-style-name="P13" draw:layer="layout" svg:x1="5.454cm" svg:y1="6.354cm" svg:x2="5.454cm" svg:y2="4.195cm">
          <text:p/>
        </draw:line>
        <draw:frame draw:style-name="gr27" draw:text-style-name="P7" draw:layer="layout" svg:width="1.467cm" svg:height="1.114cm" svg:x="4.241cm" svg:y="3.941cm">
          <draw:text-box>
            <text:p><text:span text:style-name="T5">u</text:span><text:span text:style-name="T6">ver</text:span></text:p>
          </draw:text-box>
        </draw:frame>
        <draw:frame draw:style-name="gr28" draw:text-style-name="P10" draw:layer="layout" svg:width="2.919cm" svg:height="1.562cm" svg:x="3.93cm" svg:y="9.9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6" draw:text-style-name="P7" draw:layer="layout" svg:width="1.488cm" svg:height="1.114cm" svg:x="5.581cm" svg:y="7.399cm">
          <draw:text-box>
            <text:p><text:span text:style-name="T5">u</text:span><text:span text:style-name="T6">g</text:span></text:p>
          </draw:text-box>
        </draw:frame>
        <draw:frame draw:style-name="gr29" draw:text-style-name="P7" draw:layer="layout" svg:width="18.319cm" svg:height="16.057cm" svg:x="9.219cm" svg:y="4.263cm">
          <draw:text-box>
            <text:p><text:tab/>Size and position of unit can be described by two points: left bottom (x<text:span text:style-name="T6">1</text:span>,y<text:span text:style-name="T6">1</text:span>) ant top right (x<text:span text:style-name="T6">2</text:span>,y<text:span text:style-name="T6">2</text:span>).</text:p>
            <text:p><text:tab/>For describe current state of the unit in the world it’s enough to have a two current speed vectors: vertical and horizontal. Measure of speed in our game context is points per frame. Each frame = n seconds. Also it is speed given by gravitation, and it always force unit.</text:p>
            <text:p/>
            <text:p><text:tab/>If unit is alone with no other units, it has only vertical gravitation speed, witch make unit move down.</text:p>
            <text:p/>
            <text:p><text:tab/>If two blocks bumped, block with lower priority takes speed of block with higher priority. <text:s/>So each unit should have priority. Units of ground and walls normally have the largest priority.</text:p>
            <text:p/>
          </draw:text-box>
        </draw:frame>
        <draw:custom-shape draw:style-name="gr21" draw:text-style-name="P10" draw:layer="layout" svg:width="2.159cm" svg:height="2.159cm" svg:x="4.279cm" svg:y="13.594cm">
          <text:p text:style-name="P10">Unit</text:p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5.422cm" svg:y1="14.864cm" svg:x2="5.422cm" svg:y2="17.912cm">
          <text:p/>
        </draw:line>
        <draw:custom-shape draw:style-name="gr23" draw:text-style-name="P14" draw:layer="layout" svg:width="0.254cm" svg:height="0.254cm" svg:x="4.152cm" svg:y="1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254cm" svg:height="0.254cm" svg:x="6.311cm" svg:y="13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585cm" svg:height="0.826cm" svg:x="6.311cm" svg:y="12.832cm">
          <draw:text-box>
            <text:p><text:span text:style-name="T3">(x</text:span><text:span text:style-name="T4">2</text:span><text:span text:style-name="T3">,y</text:span><text:span text:style-name="T4">2</text:span><text:span text:style-name="T3">)</text:span></text:p>
          </draw:text-box>
        </draw:frame>
        <draw:frame draw:style-name="gr24" draw:text-style-name="P15" draw:layer="layout" svg:width="1.585cm" svg:height="0.826cm" svg:x="2.882cm" svg:y="15.816cm">
          <draw:text-box>
            <text:p><text:span text:style-name="T3">(x</text:span><text:span text:style-name="T4">1</text:span><text:span text:style-name="T3">,y</text:span><text:span text:style-name="T4">1</text:span><text:span text:style-name="T3">)</text:span></text:p>
          </draw:text-box>
        </draw:frame>
        <draw:frame draw:style-name="gr26" draw:text-style-name="P7" draw:layer="layout" svg:width="1.488cm" svg:height="1.114cm" svg:x="5.549cm" svg:y="15.909cm">
          <draw:text-box>
            <text:p><text:span text:style-name="T5">u</text:span><text:span text:style-name="T6">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7">Collision matching</text:span></text:p>
          </draw:text-box>
        </draw:frame>
        <draw:custom-shape draw:style-name="gr21" draw:text-style-name="P10" draw:layer="layout" svg:width="2.159cm" svg:height="2.159cm" svg:x="4.953cm" svg:y="6.207cm">
          <text:p text:style-name="P10">Unit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54cm" svg:height="0.254cm" svg:x="4.826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254cm" svg:height="0.254cm" svg:x="6.98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585cm" svg:height="0.826cm" svg:x="6.985cm" svg:y="5.445cm">
          <draw:text-box>
            <text:p><text:span text:style-name="T3">(x</text:span><text:span text:style-name="T4">2</text:span><text:span text:style-name="T3">,y</text:span><text:span text:style-name="T4">2</text:span><text:span text:style-name="T3">)</text:span></text:p>
          </draw:text-box>
        </draw:frame>
        <draw:frame draw:style-name="gr24" draw:text-style-name="P15" draw:layer="layout" svg:width="1.585cm" svg:height="0.826cm" svg:x="3.556cm" svg:y="8.429cm">
          <draw:text-box>
            <text:p><text:span text:style-name="T3">(x</text:span><text:span text:style-name="T4">1</text:span><text:span text:style-name="T3">,y</text:span><text:span text:style-name="T4">1</text:span><text:span text:style-name="T3">)</text:span></text:p>
          </draw:text-box>
        </draw:frame>
        <draw:frame draw:style-name="gr30" draw:text-style-name="P7" draw:layer="layout" svg:width="1.031cm" svg:height="0.962cm" svg:x="2.488cm" svg:y="4.795cm">
          <draw:text-box>
            <text:p>1.</text:p>
          </draw:text-box>
        </draw:frame>
        <draw:custom-shape draw:style-name="gr31" draw:text-style-name="P10" draw:layer="layout" svg:width="4.39cm" svg:height="2.159cm" svg:x="13.636cm" svg:y="6.272cm">
          <text:p text:style-name="P10">Unit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54cm" svg:height="0.254cm" svg:x="13.509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254cm" svg:height="0.254cm" svg:x="17.884cm" svg:y="6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203cm" svg:height="0.826cm" svg:x="17.728cm" svg:y="5.433cm">
          <draw:text-box>
            <text:p><text:span text:style-name="T3">(x</text:span><text:span text:style-name="T4">2</text:span><text:span text:style-name="T8">+u</text:span><text:span text:style-name="T4">h</text:span><text:span text:style-name="T3">,y</text:span><text:span text:style-name="T4">2</text:span><text:span text:style-name="T3">)</text:span></text:p>
          </draw:text-box>
        </draw:frame>
        <draw:frame draw:style-name="gr24" draw:text-style-name="P15" draw:layer="layout" svg:width="1.585cm" svg:height="0.826cm" svg:x="12.239cm" svg:y="8.494cm">
          <draw:text-box>
            <text:p><text:span text:style-name="T3">(x</text:span><text:span text:style-name="T4">1</text:span><text:span text:style-name="T3">,y</text:span><text:span text:style-name="T4">1</text:span><text:span text:style-name="T3">)</text:span></text:p>
          </draw:text-box>
        </draw:frame>
        <draw:frame draw:style-name="gr30" draw:text-style-name="P7" draw:layer="layout" svg:width="1.031cm" svg:height="0.962cm" svg:x="11.171cm" svg:y="4.86cm">
          <draw:text-box>
            <text:p>2.</text:p>
          </draw:text-box>
        </draw:frame>
        <draw:custom-shape draw:style-name="gr33" draw:text-style-name="P11" draw:layer="layout" svg:width="1.568cm" svg:height="2.229cm" svg:x="8.125cm" svg:y="6.181cm">
          <text:p text:style-name="P10">Unit2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424cm" svg:height="2.229cm" svg:x="15.578cm" svg:y="6.21cm">
          <text:p text:style-name="P10"><text:span text:style-name="T5"/></text:p>
          <text:p text:style-name="P10"><text:span text:style-name="T5">Unit2</text:span>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2.75cm" svg:height="0.962cm" svg:x="14.876cm" svg:y="4.717cm">
          <draw:text-box>
            <text:p>collision</text:p>
          </draw:text-box>
        </draw:frame>
        <draw:custom-shape draw:style-name="gr31" draw:text-style-name="P10" draw:layer="layout" svg:width="4.39cm" svg:height="2.159cm" svg:x="5.096cm" svg:y="12.493cm">
          <text:p text:style-name="P10">Un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54cm" svg:height="0.254cm" svg:x="4.969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254cm" svg:height="0.254cm" svg:x="9.344cm" svg:y="1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203cm" svg:height="0.826cm" svg:x="9.188cm" svg:y="11.654cm">
          <draw:text-box>
            <text:p><text:span text:style-name="T3">(x</text:span><text:span text:style-name="T4">2</text:span><text:span text:style-name="T8">+u</text:span><text:span text:style-name="T4">h</text:span><text:span text:style-name="T3">,y</text:span><text:span text:style-name="T4">2</text:span><text:span text:style-name="T3">)</text:span></text:p>
          </draw:text-box>
        </draw:frame>
        <draw:frame draw:style-name="gr24" draw:text-style-name="P15" draw:layer="layout" svg:width="1.585cm" svg:height="0.826cm" svg:x="3.699cm" svg:y="14.715cm">
          <draw:text-box>
            <text:p><text:span text:style-name="T3">(x</text:span><text:span text:style-name="T4">1</text:span><text:span text:style-name="T3">,y</text:span><text:span text:style-name="T4">1</text:span><text:span text:style-name="T3">)</text:span></text:p>
          </draw:text-box>
        </draw:frame>
        <draw:frame draw:style-name="gr30" draw:text-style-name="P7" draw:layer="layout" svg:width="1.031cm" svg:height="0.962cm" svg:x="2.631cm" svg:y="11.081cm">
          <draw:text-box>
            <text:p>3.</text:p>
          </draw:text-box>
        </draw:frame>
        <draw:custom-shape draw:style-name="gr34" draw:text-style-name="P17" draw:layer="layout" svg:width="1.424cm" svg:height="2.229cm" svg:x="7.038cm" svg:y="12.431cm">
          <text:p text:style-name="P10"><text:span text:style-name="T5"/></text:p>
          <text:p text:style-name="P10"><text:span text:style-name="T5">Unit2</text:span>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2.75cm" svg:height="0.962cm" svg:x="6.336cm" svg:y="10.938cm">
          <draw:text-box>
            <text:p>collision</text:p>
          </draw:text-box>
        </draw:frame>
        <draw:frame draw:style-name="gr36" draw:text-style-name="P7" draw:layer="layout" svg:width="14.963cm" svg:height="3.806cm" svg:x="12.376cm" svg:y="11.766cm">
          <draw:text-box>
            <text:p>Try move unit2 according its </text:p>
            <text:p>speed. If it resolve collision, match collisions for y</text:p>
            <text:p>moving. For unit and mark unit2 as moved. Else</text:p>
            <text:p>find point of touch and resolve collision by changing</text:p>
            <text:p>of positions and speeds.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7">Collision matchin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<text:s/>are three sets of objects: static, mobs and players.</text:p>
              </text:list-item>
              <text:list-item>
                <text:p>Collisions are matching only between different sets.</text:p>
              </text:list-item>
            </text:list>
          </draw:text-box>
        </draw:frame>
        <draw:custom-shape draw:style-name="gr37" draw:text-style-name="P18" draw:layer="layout" svg:width="2.268cm" svg:height="6.153cm" draw:transform="rotate (1.42872652568256) translate (11.114cm 13.691cm)">
          <text:p text:style-name="P10">St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2.071cm" svg:height="5.338cm" draw:transform="rotate (0.775275253735881) translate (10.183cm 13.799cm)">
          <text:p text:style-name="P10">play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2.191cm" svg:height="5.651cm" draw:transform="rotate (-0.794299342582622) translate (16.933cm 12.426cm)">
          <text:p text:style-name="P10">mo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2">Collision even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collision cause changing of speeds and positions of uni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fill-image draw:name="Bitmape_20_2" draw:display-name="Bitmape 2" xlink:href="Pictures/100000000000005E0000005E8E3A7342FBDEFB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21:41:04.633497279</meta:creation-date>
    <dc:date>2017-04-06T23:18:41.123729473</dc:date>
    <meta:editing-duration>PT58M42S</meta:editing-duration>
    <meta:editing-cycles>17</meta:editing-cycles>
    <meta:generator>LibreOffice/5.2.5.1$Linux_X86_64 LibreOffice_project/20m0$Build-1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row>
        <mo fence="true" stretchy="false">[</mo>
        <mrow>
          <mover>
            <mi>u</mi>
            <mo stretchy="false">→</mo>
          </mover>
        </mrow>
        <mo fence="true" stretchy="false">]</mo>
      </mrow>
      <mo stretchy="false">=</mo>
      <mfrac>
        <mover>
          <mi mathvariant="italic">points</mi>
          <mo stretchy="false">→</mo>
        </mover>
        <mi mathvariant="italic">frame</mi>
      </mfrac>
    </mrow>
    <annotation encoding="StarMath 5.0">[u csup{ rightarrow } ]= {points csup{ rightarrow }} over {frame}</annotation>
  </semantics>
</math>
</file>